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language="es" fo:country="ES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 vis pacem, para bellum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1T14:06:17.720000000</dc:date>
    <meta:editing-duration>PT34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1"/>
    <meta:generator>LibreOffice/7.3.2.2$Windows_X86_64 LibreOffice_project/49f2b1bff42cfccbd8f788c8dc32c1c309559be0</meta:generator>
  </office:meta>
</office:document-meta>
</file>